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5in" svg:x="0in" svg:y="0in">
            <draw:object draw:notify-on-update-of-ranges="Sheet1.E2:Sheet1.E2 Sheet1.F2:Sheet1.F12 Sheet1.G2:Sheet1.G12 Sheet1.E13:Sheet1.E13 Sheet1.F13:Sheet1.F23 Sheet1.G13:Sheet1.G23 Sheet1.E24:Sheet1.E24 Sheet1.F24:Sheet1.F34 Sheet1.G24:Sheet1.G34 Sheet1.E35:Sheet1.E35 Sheet1.F35:Sheet1.F45 Sheet1.G35:Sheet1.G45 Sheet1.E46:Sheet1.E46 Sheet1.F46:Sheet1.F56 Sheet1.G46:Sheet1.G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IN_TIME</text:p>
          </table:table-cell>
          <table:table-cell office:value-type="string" calcext:value-type="string">
            <text:p>OUT_COUNT</text:p>
          </table:table-cell>
          <table:table-cell office:value-type="string" calcext:value-type="string">
            <text:p>LOCK_MOD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STD_DE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56" calcext:value-type="float">
            <text:p>2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AS</text:p>
          </table:table-cell>
          <table:table-cell table:formula="of:= [.D2] / [.C2]" office:value-type="float" office:value="1.390625" calcext:value-type="float">
            <text:p>1.390625</text:p>
          </table:table-cell>
          <table:table-cell office:value-type="float" office:value="54.4832" calcext:value-type="float">
            <text:p>54.4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512" calcext:value-type="float">
            <text:p>512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TAS</text:p>
          </table:table-cell>
          <table:table-cell table:formula="of:= [.D3] / [.C3]" office:value-type="float" office:value="1.478515625" calcext:value-type="float">
            <text:p>1.478515625</text:p>
          </table:table-cell>
          <table:table-cell office:value-type="float" office:value="95.100891" calcext:value-type="float">
            <text:p>95.1008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024" calcext:value-type="float">
            <text:p>1024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TAS</text:p>
          </table:table-cell>
          <table:table-cell table:formula="of:= [.D4] / [.C4]" office:value-type="float" office:value="0.8828125" calcext:value-type="float">
            <text:p>0.8828125</text:p>
          </table:table-cell>
          <table:table-cell office:value-type="float" office:value="87.290131" calcext:value-type="float">
            <text:p>87.290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048" calcext:value-type="float">
            <text:p>2048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TAS</text:p>
          </table:table-cell>
          <table:table-cell table:formula="of:= [.D5] / [.C5]" office:value-type="float" office:value="0.68212890625" calcext:value-type="float">
            <text:p>0.6821289063</text:p>
          </table:table-cell>
          <table:table-cell office:value-type="float" office:value="90.232437" calcext:value-type="float">
            <text:p>90.2324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4096" calcext:value-type="float">
            <text:p>4096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TAS</text:p>
          </table:table-cell>
          <table:table-cell table:formula="of:= [.D6] / [.C6]" office:value-type="float" office:value="0.52294921875" calcext:value-type="float">
            <text:p>0.5229492188</text:p>
          </table:table-cell>
          <table:table-cell office:value-type="float" office:value="100.023918" calcext:value-type="float">
            <text:p>100.023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8192" calcext:value-type="float">
            <text:p>8192</text:p>
          </table:table-cell>
          <table:table-cell office:value-type="float" office:value="9078" calcext:value-type="float">
            <text:p>9078</text:p>
          </table:table-cell>
          <table:table-cell office:value-type="string" calcext:value-type="string">
            <text:p>TAS</text:p>
          </table:table-cell>
          <table:table-cell table:formula="of:= [.D7] / [.C7]" office:value-type="float" office:value="1.108154296875" calcext:value-type="float">
            <text:p>1.1081542969</text:p>
          </table:table-cell>
          <table:table-cell office:value-type="float" office:value="547.852539" calcext:value-type="float">
            <text:p>547.8525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6384" calcext:value-type="float">
            <text:p>16384</text:p>
          </table:table-cell>
          <table:table-cell office:value-type="float" office:value="21825" calcext:value-type="float">
            <text:p>21825</text:p>
          </table:table-cell>
          <table:table-cell office:value-type="string" calcext:value-type="string">
            <text:p>TAS</text:p>
          </table:table-cell>
          <table:table-cell table:formula="of:= [.D8] / [.C8]" office:value-type="float" office:value="1.33209228515625" calcext:value-type="float">
            <text:p>1.3320922852</text:p>
          </table:table-cell>
          <table:table-cell office:value-type="float" office:value="1122.279541" calcext:value-type="float">
            <text:p>1122.2795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32768" calcext:value-type="float">
            <text:p>32768</text:p>
          </table:table-cell>
          <table:table-cell office:value-type="float" office:value="39804" calcext:value-type="float">
            <text:p>39804</text:p>
          </table:table-cell>
          <table:table-cell office:value-type="string" calcext:value-type="string">
            <text:p>TAS</text:p>
          </table:table-cell>
          <table:table-cell table:formula="of:= [.D9] / [.C9]" office:value-type="float" office:value="1.2147216796875" calcext:value-type="float">
            <text:p>1.2147216797</text:p>
          </table:table-cell>
          <table:table-cell office:value-type="float" office:value="1833.160889" calcext:value-type="float">
            <text:p>1833.160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65536" calcext:value-type="float">
            <text:p>65536</text:p>
          </table:table-cell>
          <table:table-cell office:value-type="float" office:value="78480" calcext:value-type="float">
            <text:p>78480</text:p>
          </table:table-cell>
          <table:table-cell office:value-type="string" calcext:value-type="string">
            <text:p>TAS</text:p>
          </table:table-cell>
          <table:table-cell table:formula="of:= [.D10] / [.C10]" office:value-type="float" office:value="1.197509765625" calcext:value-type="float">
            <text:p>1.1975097656</text:p>
          </table:table-cell>
          <table:table-cell office:value-type="float" office:value="3885.021973" calcext:value-type="float">
            <text:p>3885.0219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2676" calcext:value-type="float">
            <text:p>172676</text:p>
          </table:table-cell>
          <table:table-cell office:value-type="string" calcext:value-type="string">
            <text:p>TAS</text:p>
          </table:table-cell>
          <table:table-cell table:formula="of:= [.D11] / [.C11]" office:value-type="float" office:value="1.31741333007813" calcext:value-type="float">
            <text:p>1.3174133301</text:p>
          </table:table-cell>
          <table:table-cell office:value-type="float" office:value="8391.552734" calcext:value-type="float">
            <text:p>8391.552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1409" calcext:value-type="float">
            <text:p>341409</text:p>
          </table:table-cell>
          <table:table-cell office:value-type="string" calcext:value-type="string">
            <text:p>TAS</text:p>
          </table:table-cell>
          <table:table-cell table:formula="of:= [.D12] / [.C12]" office:value-type="float" office:value="1.30237197875977" calcext:value-type="float">
            <text:p>1.3023719788</text:p>
          </table:table-cell>
          <table:table-cell office:value-type="float" office:value="22067.158203" calcext:value-type="float">
            <text:p>22067.15820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56" calcext:value-type="float">
            <text:p>256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backoff</text:p>
          </table:table-cell>
          <table:table-cell table:formula="of:= [.D13] / [.C13]" office:value-type="float" office:value="6.5078125" calcext:value-type="float">
            <text:p>6.5078125</text:p>
          </table:table-cell>
          <table:table-cell office:value-type="float" office:value="176.990646" calcext:value-type="float">
            <text:p>176.9906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512" calcext:value-type="float">
            <text:p>512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backoff</text:p>
          </table:table-cell>
          <table:table-cell table:formula="of:= [.D14] / [.C14]" office:value-type="float" office:value="5.83984375" calcext:value-type="float">
            <text:p>5.83984375</text:p>
          </table:table-cell>
          <table:table-cell office:value-type="float" office:value="195.060455" calcext:value-type="float">
            <text:p>195.0604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024" calcext:value-type="float">
            <text:p>1024</text:p>
          </table:table-cell>
          <table:table-cell office:value-type="float" office:value="5473" calcext:value-type="float">
            <text:p>5473</text:p>
          </table:table-cell>
          <table:table-cell office:value-type="string" calcext:value-type="string">
            <text:p>backoff</text:p>
          </table:table-cell>
          <table:table-cell table:formula="of:= [.D15] / [.C15]" office:value-type="float" office:value="5.3447265625" calcext:value-type="float">
            <text:p>5.3447265625</text:p>
          </table:table-cell>
          <table:table-cell office:value-type="float" office:value="281.508209" calcext:value-type="float">
            <text:p>281.5082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048" calcext:value-type="float">
            <text:p>2048</text:p>
          </table:table-cell>
          <table:table-cell office:value-type="float" office:value="10294" calcext:value-type="float">
            <text:p>10294</text:p>
          </table:table-cell>
          <table:table-cell office:value-type="string" calcext:value-type="string">
            <text:p>backoff</text:p>
          </table:table-cell>
          <table:table-cell table:formula="of:= [.D16] / [.C16]" office:value-type="float" office:value="5.0263671875" calcext:value-type="float">
            <text:p>5.0263671875</text:p>
          </table:table-cell>
          <table:table-cell office:value-type="float" office:value="281.023987" calcext:value-type="float">
            <text:p>281.0239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4096" calcext:value-type="float">
            <text:p>4096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backoff</text:p>
          </table:table-cell>
          <table:table-cell table:formula="of:= [.D17] / [.C17]" office:value-type="float" office:value="5.006591796875" calcext:value-type="float">
            <text:p>5.0065917969</text:p>
          </table:table-cell>
          <table:table-cell office:value-type="float" office:value="444.535034" calcext:value-type="float">
            <text:p>444.5350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8192" calcext:value-type="float">
            <text:p>8192</text:p>
          </table:table-cell>
          <table:table-cell office:value-type="float" office:value="88820" calcext:value-type="float">
            <text:p>88820</text:p>
          </table:table-cell>
          <table:table-cell office:value-type="string" calcext:value-type="string">
            <text:p>backoff</text:p>
          </table:table-cell>
          <table:table-cell table:formula="of:= [.D18] / [.C18]" office:value-type="float" office:value="10.84228515625" calcext:value-type="float">
            <text:p>10.8422851563</text:p>
          </table:table-cell>
          <table:table-cell office:value-type="float" office:value="1161.876831" calcext:value-type="float">
            <text:p>1161.87683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6384" calcext:value-type="float">
            <text:p>16384</text:p>
          </table:table-cell>
          <table:table-cell office:value-type="float" office:value="99149" calcext:value-type="float">
            <text:p>99149</text:p>
          </table:table-cell>
          <table:table-cell office:value-type="string" calcext:value-type="string">
            <text:p>backoff</text:p>
          </table:table-cell>
          <table:table-cell table:formula="of:= [.D19] / [.C19]" office:value-type="float" office:value="6.05157470703125" calcext:value-type="float">
            <text:p>6.051574707</text:p>
          </table:table-cell>
          <table:table-cell office:value-type="float" office:value="1117.02417" calcext:value-type="float">
            <text:p>1117.024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32768" calcext:value-type="float">
            <text:p>32768</text:p>
          </table:table-cell>
          <table:table-cell office:value-type="float" office:value="198984" calcext:value-type="float">
            <text:p>198984</text:p>
          </table:table-cell>
          <table:table-cell office:value-type="string" calcext:value-type="string">
            <text:p>backoff</text:p>
          </table:table-cell>
          <table:table-cell table:formula="of:= [.D20] / [.C20]" office:value-type="float" office:value="6.072509765625" calcext:value-type="float">
            <text:p>6.0725097656</text:p>
          </table:table-cell>
          <table:table-cell office:value-type="float" office:value="2483.998535" calcext:value-type="float">
            <text:p>2483.99853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65536" calcext:value-type="float">
            <text:p>65536</text:p>
          </table:table-cell>
          <table:table-cell office:value-type="float" office:value="288430" calcext:value-type="float">
            <text:p>288430</text:p>
          </table:table-cell>
          <table:table-cell office:value-type="string" calcext:value-type="string">
            <text:p>backoff</text:p>
          </table:table-cell>
          <table:table-cell table:formula="of:= [.D21] / [.C21]" office:value-type="float" office:value="4.40109252929688" calcext:value-type="float">
            <text:p>4.4010925293</text:p>
          </table:table-cell>
          <table:table-cell office:value-type="float" office:value="2631.498535" calcext:value-type="float">
            <text:p>2631.49853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784" calcext:value-type="float">
            <text:p>554784</text:p>
          </table:table-cell>
          <table:table-cell office:value-type="string" calcext:value-type="string">
            <text:p>backoff</text:p>
          </table:table-cell>
          <table:table-cell table:formula="of:= [.D22] / [.C22]" office:value-type="float" office:value="4.232666015625" calcext:value-type="float">
            <text:p>4.2326660156</text:p>
          </table:table-cell>
          <table:table-cell office:value-type="float" office:value="3223.55249" calcext:value-type="float">
            <text:p>3223.5524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46629" calcext:value-type="float">
            <text:p>1146629</text:p>
          </table:table-cell>
          <table:table-cell office:value-type="string" calcext:value-type="string">
            <text:p>backoff</text:p>
          </table:table-cell>
          <table:table-cell table:formula="of:= [.D23] / [.C23]" office:value-type="float" office:value="4.37404251098633" calcext:value-type="float">
            <text:p>4.374042511</text:p>
          </table:table-cell>
          <table:table-cell office:value-type="float" office:value="9203.245117" calcext:value-type="float">
            <text:p>9203.2451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56" calcext:value-type="float">
            <text:p>25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mutex</text:p>
          </table:table-cell>
          <table:table-cell table:formula="of:= [.D24] / [.C24]" office:value-type="float" office:value="2.02734375" calcext:value-type="float">
            <text:p>2.02734375</text:p>
          </table:table-cell>
          <table:table-cell office:value-type="float" office:value="69.628685" calcext:value-type="float">
            <text:p>69.6286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512" calcext:value-type="float">
            <text:p>512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mutex</text:p>
          </table:table-cell>
          <table:table-cell table:formula="of:= [.D25] / [.C25]" office:value-type="float" office:value="1.80078125" calcext:value-type="float">
            <text:p>1.80078125</text:p>
          </table:table-cell>
          <table:table-cell office:value-type="float" office:value="76.966423" calcext:value-type="float">
            <text:p>76.9664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024" calcext:value-type="float">
            <text:p>1024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mutex</text:p>
          </table:table-cell>
          <table:table-cell table:formula="of:= [.D26] / [.C26]" office:value-type="float" office:value="1.3056640625" calcext:value-type="float">
            <text:p>1.3056640625</text:p>
          </table:table-cell>
          <table:table-cell office:value-type="float" office:value="74.711334" calcext:value-type="float">
            <text:p>74.7113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048" calcext:value-type="float">
            <text:p>2048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mutex</text:p>
          </table:table-cell>
          <table:table-cell table:formula="of:= [.D27] / [.C27]" office:value-type="float" office:value="1.42041015625" calcext:value-type="float">
            <text:p>1.4204101563</text:p>
          </table:table-cell>
          <table:table-cell office:value-type="float" office:value="126.642471" calcext:value-type="float">
            <text:p>126.6424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4096" calcext:value-type="float">
            <text:p>4096</text:p>
          </table:table-cell>
          <table:table-cell office:value-type="float" office:value="6381" calcext:value-type="float">
            <text:p>6381</text:p>
          </table:table-cell>
          <table:table-cell office:value-type="string" calcext:value-type="string">
            <text:p>mutex</text:p>
          </table:table-cell>
          <table:table-cell table:formula="of:= [.D28] / [.C28]" office:value-type="float" office:value="1.557861328125" calcext:value-type="float">
            <text:p>1.5578613281</text:p>
          </table:table-cell>
          <table:table-cell office:value-type="float" office:value="206.103149" calcext:value-type="float">
            <text:p>206.10314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8192" calcext:value-type="float">
            <text:p>8192</text:p>
          </table:table-cell>
          <table:table-cell office:value-type="float" office:value="11962" calcext:value-type="float">
            <text:p>11962</text:p>
          </table:table-cell>
          <table:table-cell office:value-type="string" calcext:value-type="string">
            <text:p>mutex</text:p>
          </table:table-cell>
          <table:table-cell table:formula="of:= [.D29] / [.C29]" office:value-type="float" office:value="1.460205078125" calcext:value-type="float">
            <text:p>1.4602050781</text:p>
          </table:table-cell>
          <table:table-cell office:value-type="float" office:value="295.161102" calcext:value-type="float">
            <text:p>295.16110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6384" calcext:value-type="float">
            <text:p>16384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mutex</text:p>
          </table:table-cell>
          <table:table-cell table:formula="of:= [.D30] / [.C30]" office:value-type="float" office:value="2.74676513671875" calcext:value-type="float">
            <text:p>2.7467651367</text:p>
          </table:table-cell>
          <table:table-cell office:value-type="float" office:value="651.057983" calcext:value-type="float">
            <text:p>651.05798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32768" calcext:value-type="float">
            <text:p>32768</text:p>
          </table:table-cell>
          <table:table-cell office:value-type="float" office:value="88413" calcext:value-type="float">
            <text:p>88413</text:p>
          </table:table-cell>
          <table:table-cell office:value-type="string" calcext:value-type="string">
            <text:p>mutex</text:p>
          </table:table-cell>
          <table:table-cell table:formula="of:= [.D31] / [.C31]" office:value-type="float" office:value="2.69815063476562" calcext:value-type="float">
            <text:p>2.6981506348</text:p>
          </table:table-cell>
          <table:table-cell office:value-type="float" office:value="2123.864746" calcext:value-type="float">
            <text:p>2123.8647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65536" calcext:value-type="float">
            <text:p>65536</text:p>
          </table:table-cell>
          <table:table-cell office:value-type="float" office:value="185240" calcext:value-type="float">
            <text:p>185240</text:p>
          </table:table-cell>
          <table:table-cell office:value-type="string" calcext:value-type="string">
            <text:p>mutex</text:p>
          </table:table-cell>
          <table:table-cell table:formula="of:= [.D32] / [.C32]" office:value-type="float" office:value="2.8265380859375" calcext:value-type="float">
            <text:p>2.8265380859</text:p>
          </table:table-cell>
          <table:table-cell office:value-type="float" office:value="3853.922119" calcext:value-type="float">
            <text:p>3853.9221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6367" calcext:value-type="float">
            <text:p>406367</text:p>
          </table:table-cell>
          <table:table-cell office:value-type="string" calcext:value-type="string">
            <text:p>mutex</text:p>
          </table:table-cell>
          <table:table-cell table:formula="of:= [.D33] / [.C33]" office:value-type="float" office:value="3.10033416748047" calcext:value-type="float">
            <text:p>3.1003341675</text:p>
          </table:table-cell>
          <table:table-cell office:value-type="float" office:value="9074.619141" calcext:value-type="float">
            <text:p>9074.61914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4804" calcext:value-type="float">
            <text:p>604804</text:p>
          </table:table-cell>
          <table:table-cell office:value-type="string" calcext:value-type="string">
            <text:p>mutex</text:p>
          </table:table-cell>
          <table:table-cell table:formula="of:= [.D34] / [.C34]" office:value-type="float" office:value="2.30714416503906" calcext:value-type="float">
            <text:p>2.307144165</text:p>
          </table:table-cell>
          <table:table-cell office:value-type="float" office:value="5965.093262" calcext:value-type="float">
            <text:p>5965.093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56" calcext:value-type="float">
            <text:p>25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nderson</text:p>
          </table:table-cell>
          <table:table-cell table:formula="of:= [.D35] / [.C35]" office:value-type="float" office:value="1.84375" calcext:value-type="float">
            <text:p>1.84375</text:p>
          </table:table-cell>
          <table:table-cell office:value-type="float" office:value="83.346802" calcext:value-type="float">
            <text:p>83.3468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512" calcext:value-type="float">
            <text:p>51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Anderson</text:p>
          </table:table-cell>
          <table:table-cell table:formula="of:= [.D36] / [.C36]" office:value-type="float" office:value="1.24609375" calcext:value-type="float">
            <text:p>1.24609375</text:p>
          </table:table-cell>
          <table:table-cell office:value-type="float" office:value="89.358513" calcext:value-type="float">
            <text:p>89.3585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024" calcext:value-type="float">
            <text:p>1024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nderson</text:p>
          </table:table-cell>
          <table:table-cell table:formula="of:= [.D37] / [.C37]" office:value-type="float" office:value="1.0078125" calcext:value-type="float">
            <text:p>1.0078125</text:p>
          </table:table-cell>
          <table:table-cell office:value-type="float" office:value="98.911438" calcext:value-type="float">
            <text:p>98.9114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048" calcext:value-type="float">
            <text:p>2048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Anderson</text:p>
          </table:table-cell>
          <table:table-cell table:formula="of:= [.D38] / [.C38]" office:value-type="float" office:value="0.7607421875" calcext:value-type="float">
            <text:p>0.7607421875</text:p>
          </table:table-cell>
          <table:table-cell office:value-type="float" office:value="98.0681" calcext:value-type="float">
            <text:p>98.0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4096" calcext:value-type="float">
            <text:p>4096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Anderson</text:p>
          </table:table-cell>
          <table:table-cell table:formula="of:= [.D39] / [.C39]" office:value-type="float" office:value="0.664794921875" calcext:value-type="float">
            <text:p>0.6647949219</text:p>
          </table:table-cell>
          <table:table-cell office:value-type="float" office:value="64.613449" calcext:value-type="float">
            <text:p>64.61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8192" calcext:value-type="float">
            <text:p>8192</text:p>
          </table:table-cell>
          <table:table-cell office:value-type="float" office:value="8695" calcext:value-type="float">
            <text:p>8695</text:p>
          </table:table-cell>
          <table:table-cell office:value-type="string" calcext:value-type="string">
            <text:p>Anderson</text:p>
          </table:table-cell>
          <table:table-cell table:formula="of:= [.D40] / [.C40]" office:value-type="float" office:value="1.0614013671875" calcext:value-type="float">
            <text:p>1.0614013672</text:p>
          </table:table-cell>
          <table:table-cell office:value-type="float" office:value="201.326965" calcext:value-type="float">
            <text:p>201.3269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6384" calcext:value-type="float">
            <text:p>16384</text:p>
          </table:table-cell>
          <table:table-cell office:value-type="float" office:value="17797" calcext:value-type="float">
            <text:p>17797</text:p>
          </table:table-cell>
          <table:table-cell office:value-type="string" calcext:value-type="string">
            <text:p>Anderson</text:p>
          </table:table-cell>
          <table:table-cell table:formula="of:= [.D41] / [.C41]" office:value-type="float" office:value="1.08624267578125" calcext:value-type="float">
            <text:p>1.0862426758</text:p>
          </table:table-cell>
          <table:table-cell office:value-type="float" office:value="207.858109" calcext:value-type="float">
            <text:p>207.858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32768" calcext:value-type="float">
            <text:p>32768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Anderson</text:p>
          </table:table-cell>
          <table:table-cell table:formula="of:= [.D42] / [.C42]" office:value-type="float" office:value="1.09878540039063" calcext:value-type="float">
            <text:p>1.0987854004</text:p>
          </table:table-cell>
          <table:table-cell office:value-type="float" office:value="207.220169" calcext:value-type="float">
            <text:p>207.220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65536" calcext:value-type="float">
            <text:p>65536</text:p>
          </table:table-cell>
          <table:table-cell office:value-type="float" office:value="79390" calcext:value-type="float">
            <text:p>79390</text:p>
          </table:table-cell>
          <table:table-cell office:value-type="string" calcext:value-type="string">
            <text:p>Anderson</text:p>
          </table:table-cell>
          <table:table-cell table:formula="of:= [.D43] / [.C43]" office:value-type="float" office:value="1.21139526367188" calcext:value-type="float">
            <text:p>1.2113952637</text:p>
          </table:table-cell>
          <table:table-cell office:value-type="float" office:value="208.353012" calcext:value-type="float">
            <text:p>208.353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7565" calcext:value-type="float">
            <text:p>127565</text:p>
          </table:table-cell>
          <table:table-cell office:value-type="string" calcext:value-type="string">
            <text:p>Anderson</text:p>
          </table:table-cell>
          <table:table-cell table:formula="of:= [.D44] / [.C44]" office:value-type="float" office:value="0.973243713378906" calcext:value-type="float">
            <text:p>0.9732437134</text:p>
          </table:table-cell>
          <table:table-cell office:value-type="float" office:value="173.136322" calcext:value-type="float">
            <text:p>173.136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3111" calcext:value-type="float">
            <text:p>353111</text:p>
          </table:table-cell>
          <table:table-cell office:value-type="string" calcext:value-type="string">
            <text:p>Anderson</text:p>
          </table:table-cell>
          <table:table-cell table:formula="of:= [.D45] / [.C45]" office:value-type="float" office:value="1.34701156616211" calcext:value-type="float">
            <text:p>1.3470115662</text:p>
          </table:table-cell>
          <table:table-cell office:value-type="float" office:value="236.599533" calcext:value-type="float">
            <text:p>236.5995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56" calcext:value-type="float">
            <text:p>256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LH</text:p>
          </table:table-cell>
          <table:table-cell table:formula="of:= [.D46] / [.C46]" office:value-type="float" office:value="2.5" calcext:value-type="float">
            <text:p>2.5</text:p>
          </table:table-cell>
          <table:table-cell office:value-type="float" office:value="118.639374" calcext:value-type="float">
            <text:p>118.6393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512" calcext:value-type="float">
            <text:p>5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LH</text:p>
          </table:table-cell>
          <table:table-cell table:formula="of:= [.D47] / [.C47]" office:value-type="float" office:value="1.435546875" calcext:value-type="float">
            <text:p>1.435546875</text:p>
          </table:table-cell>
          <table:table-cell office:value-type="float" office:value="92.410225" calcext:value-type="float">
            <text:p>92.410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024" calcext:value-type="float">
            <text:p>1024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CLH</text:p>
          </table:table-cell>
          <table:table-cell table:formula="of:= [.D48] / [.C48]" office:value-type="float" office:value="1.10546875" calcext:value-type="float">
            <text:p>1.10546875</text:p>
          </table:table-cell>
          <table:table-cell office:value-type="float" office:value="97.982674" calcext:value-type="float">
            <text:p>97.982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048" calcext:value-type="float">
            <text:p>204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LH</text:p>
          </table:table-cell>
          <table:table-cell table:formula="of:= [.D49] / [.C49]" office:value-type="float" office:value="0.9453125" calcext:value-type="float">
            <text:p>0.9453125</text:p>
          </table:table-cell>
          <table:table-cell office:value-type="float" office:value="99.301918" calcext:value-type="float">
            <text:p>99.301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4096" calcext:value-type="float">
            <text:p>4096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CLH</text:p>
          </table:table-cell>
          <table:table-cell table:formula="of:= [.D50] / [.C50]" office:value-type="float" office:value="1.173583984375" calcext:value-type="float">
            <text:p>1.1735839844</text:p>
          </table:table-cell>
          <table:table-cell office:value-type="float" office:value="143.933853" calcext:value-type="float">
            <text:p>143.933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8192" calcext:value-type="float">
            <text:p>8192</text:p>
          </table:table-cell>
          <table:table-cell office:value-type="float" office:value="13248" calcext:value-type="float">
            <text:p>13248</text:p>
          </table:table-cell>
          <table:table-cell office:value-type="string" calcext:value-type="string">
            <text:p>CLH</text:p>
          </table:table-cell>
          <table:table-cell table:formula="of:= [.D51] / [.C51]" office:value-type="float" office:value="1.6171875" calcext:value-type="float">
            <text:p>1.6171875</text:p>
          </table:table-cell>
          <table:table-cell office:value-type="float" office:value="238.37352" calcext:value-type="float">
            <text:p>238.37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6384" calcext:value-type="float">
            <text:p>16384</text:p>
          </table:table-cell>
          <table:table-cell office:value-type="float" office:value="27947" calcext:value-type="float">
            <text:p>27947</text:p>
          </table:table-cell>
          <table:table-cell office:value-type="string" calcext:value-type="string">
            <text:p>CLH</text:p>
          </table:table-cell>
          <table:table-cell table:formula="of:= [.D52] / [.C52]" office:value-type="float" office:value="1.70574951171875" calcext:value-type="float">
            <text:p>1.7057495117</text:p>
          </table:table-cell>
          <table:table-cell office:value-type="float" office:value="278.326385" calcext:value-type="float">
            <text:p>278.326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32768" calcext:value-type="float">
            <text:p>32768</text:p>
          </table:table-cell>
          <table:table-cell office:value-type="float" office:value="50714" calcext:value-type="float">
            <text:p>50714</text:p>
          </table:table-cell>
          <table:table-cell office:value-type="string" calcext:value-type="string">
            <text:p>CLH</text:p>
          </table:table-cell>
          <table:table-cell table:formula="of:= [.D53] / [.C53]" office:value-type="float" office:value="1.54766845703125" calcext:value-type="float">
            <text:p>1.547668457</text:p>
          </table:table-cell>
          <table:table-cell office:value-type="float" office:value="282.54129" calcext:value-type="float">
            <text:p>282.54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65536" calcext:value-type="float">
            <text:p>65536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CLH</text:p>
          </table:table-cell>
          <table:table-cell table:formula="of:= [.D54] / [.C54]" office:value-type="float" office:value="1.62901306152344" calcext:value-type="float">
            <text:p>1.6290130615</text:p>
          </table:table-cell>
          <table:table-cell office:value-type="float" office:value="282.526489" calcext:value-type="float">
            <text:p>282.5264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6222" calcext:value-type="float">
            <text:p>206222</text:p>
          </table:table-cell>
          <table:table-cell office:value-type="string" calcext:value-type="string">
            <text:p>CLH</text:p>
          </table:table-cell>
          <table:table-cell table:formula="of:= [.D55] / [.C55]" office:value-type="float" office:value="1.57334899902344" calcext:value-type="float">
            <text:p>1.573348999</text:p>
          </table:table-cell>
          <table:table-cell office:value-type="float" office:value="320.432434" calcext:value-type="float">
            <text:p>320.432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ER_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631" calcext:value-type="float">
            <text:p>419631</text:p>
          </table:table-cell>
          <table:table-cell office:value-type="string" calcext:value-type="string">
            <text:p>CLH</text:p>
          </table:table-cell>
          <table:table-cell table:formula="of:= [.D56] / [.C56]" office:value-type="float" office:value="1.60076522827148" calcext:value-type="float">
            <text:p>1.6007652283</text:p>
          </table:table-cell>
          <table:table-cell office:value-type="float" office:value="314.855225" calcext:value-type="float">
            <text:p>314.855225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2-20T20:41:09.771348918</dc:date>
    <dc:creator>Minke Zhang</dc:creator>
    <meta:editing-duration>PT8M16S</meta:editing-duration>
    <meta:editing-cycles>5</meta:editing-cycles>
    <meta:document-statistic meta:table-count="1" meta:cell-count="3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399cm" svg:y="0.39cm" chart:style-name="ch2">
          <text:p>Throughput vs. Fairness</text:p>
        </chart:title>
        <chart:legend chart:legend-position="end" svg:x="15.571cm" svg:y="5.055cm" style:legend-expansion="high" chart:style-name="ch3"/>
        <chart:plot-area chart:style-name="ch4" table:cell-range-address="Sheet1.F2:Sheet1.G12 Sheet1.E2:Sheet1.E2 Sheet1.E13:Sheet1.E13 Sheet1.F13:Sheet1.F56 Sheet1.E24:Sheet1.E24 Sheet1.E35:Sheet1.E35 Sheet1.E46:Sheet1.E46" chart:data-source-has-labels="row" svg:x="1.366cm" svg:y="1.957cm" svg:width="13.495cm" svg:height="9.509cm">
          <chartooo:coordinate-region svg:x="1.987cm" svg:y="2.156cm" svg:width="12.317cm" svg:height="8.663cm"/>
          <chart:axis chart:dimension="x" chart:name="primary-x" chart:style-name="ch5">
            <chart:title svg:x="6.72cm" svg:y="11.72cm" chart:style-name="ch6">
              <text:p>standard deviation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7.549cm" chart:style-name="ch9">
              <text:p>throughput</text:p>
            </chart:title>
            <chart:grid chart:style-name="ch7" chart:class="major"/>
          </chart:axis>
          <chart:series chart:style-name="ch10" chart:values-cell-range-address="Sheet1.F2:Sheet1.F12" chart:label-cell-address="Sheet1.E2:Sheet1.E2" chart:class="chart:scatter">
            <chart:domain table:cell-range-address="Sheet1.G2:Sheet1.G12"/>
            <chart:data-point chart:repeated="11"/>
          </chart:series>
          <chart:series chart:style-name="ch11" chart:values-cell-range-address="Sheet1.F13:Sheet1.F23" chart:label-cell-address="Sheet1.E13:Sheet1.E13" chart:class="chart:scatter">
            <chart:domain table:cell-range-address="Sheet1.G13:Sheet1.G23"/>
            <chart:data-point chart:repeated="11"/>
          </chart:series>
          <chart:series chart:style-name="ch12" chart:values-cell-range-address="Sheet1.F24:Sheet1.F34" chart:label-cell-address="Sheet1.E24:Sheet1.E24" chart:class="chart:scatter">
            <chart:domain table:cell-range-address="Sheet1.G24:Sheet1.G34"/>
            <chart:data-point chart:repeated="11"/>
          </chart:series>
          <chart:series chart:style-name="ch13" chart:values-cell-range-address="Sheet1.F35:Sheet1.F45" chart:label-cell-address="Sheet1.E35:Sheet1.E35" chart:class="chart:scatter">
            <chart:domain table:cell-range-address="Sheet1.G35:Sheet1.G45"/>
            <chart:data-point chart:repeated="11"/>
          </chart:series>
          <chart:series chart:style-name="ch14" chart:values-cell-range-address="Sheet1.F46:Sheet1.F56" chart:label-cell-address="Sheet1.E46:Sheet1.E46" chart:class="chart:scatter">
            <chart:domain table:cell-range-address="Sheet1.G46:Sheet1.G56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AS</text:p>
                <draw:g>
                  <svg:desc>Sheet1.E2:Sheet1.E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ackoff</text:p>
                <draw:g>
                  <svg:desc>Sheet1.E13:Sheet1.E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utex</text:p>
                <draw:g>
                  <svg:desc>Sheet1.E24:Sheet1.E2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nderson</text:p>
                <draw:g>
                  <svg:desc>Sheet1.E35:Sheet1.E3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LH</text:p>
                <draw:g>
                  <svg:desc>Sheet1.E46:Sheet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4832">
                <text:p>54.4832</text:p>
                <draw:g>
                  <svg:desc>Sheet1.G2:Sheet1.G12</svg:desc>
                </draw:g>
              </table:table-cell>
              <table:table-cell office:value-type="float" office:value="1.390625">
                <text:p>1.390625</text:p>
                <draw:g>
                  <svg:desc>Sheet1.F2:Sheet1.F12</svg:desc>
                </draw:g>
              </table:table-cell>
              <table:table-cell office:value-type="float" office:value="176.990646">
                <text:p>176.990646</text:p>
                <draw:g>
                  <svg:desc>Sheet1.G13:Sheet1.G23</svg:desc>
                </draw:g>
              </table:table-cell>
              <table:table-cell office:value-type="float" office:value="6.5078125">
                <text:p>6.5078125</text:p>
                <draw:g>
                  <svg:desc>Sheet1.F13:Sheet1.F23</svg:desc>
                </draw:g>
              </table:table-cell>
              <table:table-cell office:value-type="float" office:value="69.628685">
                <text:p>69.628685</text:p>
                <draw:g>
                  <svg:desc>Sheet1.G24:Sheet1.G34</svg:desc>
                </draw:g>
              </table:table-cell>
              <table:table-cell office:value-type="float" office:value="2.02734375">
                <text:p>2.02734375</text:p>
                <draw:g>
                  <svg:desc>Sheet1.F24:Sheet1.F34</svg:desc>
                </draw:g>
              </table:table-cell>
              <table:table-cell office:value-type="float" office:value="83.346802">
                <text:p>83.346802</text:p>
                <draw:g>
                  <svg:desc>Sheet1.G35:Sheet1.G45</svg:desc>
                </draw:g>
              </table:table-cell>
              <table:table-cell office:value-type="float" office:value="1.84375">
                <text:p>1.84375</text:p>
                <draw:g>
                  <svg:desc>Sheet1.F35:Sheet1.F45</svg:desc>
                </draw:g>
              </table:table-cell>
              <table:table-cell office:value-type="float" office:value="118.639374">
                <text:p>118.639374</text:p>
                <draw:g>
                  <svg:desc>Sheet1.G46:Sheet1.G56</svg:desc>
                </draw:g>
              </table:table-cell>
              <table:table-cell office:value-type="float" office:value="2.5">
                <text:p>2.5</text:p>
                <draw:g>
                  <svg:desc>Sheet1.F46:Sheet1.F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100891">
                <text:p>95.100891</text:p>
              </table:table-cell>
              <table:table-cell office:value-type="float" office:value="1.478515625">
                <text:p>1.478515625</text:p>
              </table:table-cell>
              <table:table-cell office:value-type="float" office:value="195.060455">
                <text:p>195.060455</text:p>
              </table:table-cell>
              <table:table-cell office:value-type="float" office:value="5.83984375">
                <text:p>5.83984375</text:p>
              </table:table-cell>
              <table:table-cell office:value-type="float" office:value="76.966423">
                <text:p>76.966423</text:p>
              </table:table-cell>
              <table:table-cell office:value-type="float" office:value="1.80078125">
                <text:p>1.80078125</text:p>
              </table:table-cell>
              <table:table-cell office:value-type="float" office:value="89.358513">
                <text:p>89.358513</text:p>
              </table:table-cell>
              <table:table-cell office:value-type="float" office:value="1.24609375">
                <text:p>1.24609375</text:p>
              </table:table-cell>
              <table:table-cell office:value-type="float" office:value="92.410225">
                <text:p>92.410225</text:p>
              </table:table-cell>
              <table:table-cell office:value-type="float" office:value="1.435546875">
                <text:p>1.43554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290131">
                <text:p>87.290131</text:p>
              </table:table-cell>
              <table:table-cell office:value-type="float" office:value="0.8828125">
                <text:p>0.8828125</text:p>
              </table:table-cell>
              <table:table-cell office:value-type="float" office:value="281.508209">
                <text:p>281.508209</text:p>
              </table:table-cell>
              <table:table-cell office:value-type="float" office:value="5.3447265625">
                <text:p>5.3447265625</text:p>
              </table:table-cell>
              <table:table-cell office:value-type="float" office:value="74.711334">
                <text:p>74.711334</text:p>
              </table:table-cell>
              <table:table-cell office:value-type="float" office:value="1.3056640625">
                <text:p>1.3056640625</text:p>
              </table:table-cell>
              <table:table-cell office:value-type="float" office:value="98.911438">
                <text:p>98.911438</text:p>
              </table:table-cell>
              <table:table-cell office:value-type="float" office:value="1.0078125">
                <text:p>1.0078125</text:p>
              </table:table-cell>
              <table:table-cell office:value-type="float" office:value="97.982674">
                <text:p>97.982674</text:p>
              </table:table-cell>
              <table:table-cell office:value-type="float" office:value="1.10546875">
                <text:p>1.1054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232437">
                <text:p>90.232437</text:p>
              </table:table-cell>
              <table:table-cell office:value-type="float" office:value="0.68212890625">
                <text:p>0.68212890625</text:p>
              </table:table-cell>
              <table:table-cell office:value-type="float" office:value="281.023987">
                <text:p>281.023987</text:p>
              </table:table-cell>
              <table:table-cell office:value-type="float" office:value="5.0263671875">
                <text:p>5.0263671875</text:p>
              </table:table-cell>
              <table:table-cell office:value-type="float" office:value="126.642471">
                <text:p>126.642471</text:p>
              </table:table-cell>
              <table:table-cell office:value-type="float" office:value="1.42041015625">
                <text:p>1.42041015625</text:p>
              </table:table-cell>
              <table:table-cell office:value-type="float" office:value="98.0681">
                <text:p>98.0681</text:p>
              </table:table-cell>
              <table:table-cell office:value-type="float" office:value="0.7607421875">
                <text:p>0.7607421875</text:p>
              </table:table-cell>
              <table:table-cell office:value-type="float" office:value="99.301918">
                <text:p>99.301918</text:p>
              </table:table-cell>
              <table:table-cell office:value-type="float" office:value="0.9453125">
                <text:p>0.94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23918">
                <text:p>100.023918</text:p>
              </table:table-cell>
              <table:table-cell office:value-type="float" office:value="0.52294921875">
                <text:p>0.52294921875</text:p>
              </table:table-cell>
              <table:table-cell office:value-type="float" office:value="444.535034">
                <text:p>444.535034</text:p>
              </table:table-cell>
              <table:table-cell office:value-type="float" office:value="5.006591796875">
                <text:p>5.006591796875</text:p>
              </table:table-cell>
              <table:table-cell office:value-type="float" office:value="206.103149">
                <text:p>206.103149</text:p>
              </table:table-cell>
              <table:table-cell office:value-type="float" office:value="1.557861328125">
                <text:p>1.557861328125</text:p>
              </table:table-cell>
              <table:table-cell office:value-type="float" office:value="64.613449">
                <text:p>64.613449</text:p>
              </table:table-cell>
              <table:table-cell office:value-type="float" office:value="0.664794921875">
                <text:p>0.664794921875</text:p>
              </table:table-cell>
              <table:table-cell office:value-type="float" office:value="143.933853">
                <text:p>143.933853</text:p>
              </table:table-cell>
              <table:table-cell office:value-type="float" office:value="1.173583984375">
                <text:p>1.1735839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.852539">
                <text:p>547.852539</text:p>
              </table:table-cell>
              <table:table-cell office:value-type="float" office:value="1.108154296875">
                <text:p>1.108154296875</text:p>
              </table:table-cell>
              <table:table-cell office:value-type="float" office:value="1161.876831">
                <text:p>1161.876831</text:p>
              </table:table-cell>
              <table:table-cell office:value-type="float" office:value="10.84228515625">
                <text:p>10.84228515625</text:p>
              </table:table-cell>
              <table:table-cell office:value-type="float" office:value="295.161102">
                <text:p>295.161102</text:p>
              </table:table-cell>
              <table:table-cell office:value-type="float" office:value="1.460205078125">
                <text:p>1.460205078125</text:p>
              </table:table-cell>
              <table:table-cell office:value-type="float" office:value="201.326965">
                <text:p>201.326965</text:p>
              </table:table-cell>
              <table:table-cell office:value-type="float" office:value="1.0614013671875">
                <text:p>1.0614013671875</text:p>
              </table:table-cell>
              <table:table-cell office:value-type="float" office:value="238.37352">
                <text:p>238.37352</text:p>
              </table:table-cell>
              <table:table-cell office:value-type="float" office:value="1.6171875">
                <text:p>1.6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2.279541">
                <text:p>1122.279541</text:p>
              </table:table-cell>
              <table:table-cell office:value-type="float" office:value="1.33209228515625">
                <text:p>1.33209228515625</text:p>
              </table:table-cell>
              <table:table-cell office:value-type="float" office:value="1117.02417">
                <text:p>1117.02417</text:p>
              </table:table-cell>
              <table:table-cell office:value-type="float" office:value="6.05157470703125">
                <text:p>6.05157470703125</text:p>
              </table:table-cell>
              <table:table-cell office:value-type="float" office:value="651.057983">
                <text:p>651.057983</text:p>
              </table:table-cell>
              <table:table-cell office:value-type="float" office:value="2.74676513671875">
                <text:p>2.74676513671875</text:p>
              </table:table-cell>
              <table:table-cell office:value-type="float" office:value="207.858109">
                <text:p>207.858109</text:p>
              </table:table-cell>
              <table:table-cell office:value-type="float" office:value="1.08624267578125">
                <text:p>1.08624267578125</text:p>
              </table:table-cell>
              <table:table-cell office:value-type="float" office:value="278.326385">
                <text:p>278.326385</text:p>
              </table:table-cell>
              <table:table-cell office:value-type="float" office:value="1.70574951171875">
                <text:p>1.705749511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3.160889">
                <text:p>1833.160889</text:p>
              </table:table-cell>
              <table:table-cell office:value-type="float" office:value="1.2147216796875">
                <text:p>1.2147216796875</text:p>
              </table:table-cell>
              <table:table-cell office:value-type="float" office:value="2483.998535">
                <text:p>2483.998535</text:p>
              </table:table-cell>
              <table:table-cell office:value-type="float" office:value="6.072509765625">
                <text:p>6.072509765625</text:p>
              </table:table-cell>
              <table:table-cell office:value-type="float" office:value="2123.864746">
                <text:p>2123.864746</text:p>
              </table:table-cell>
              <table:table-cell office:value-type="float" office:value="2.69815063476562">
                <text:p>2.69815063476562</text:p>
              </table:table-cell>
              <table:table-cell office:value-type="float" office:value="207.220169">
                <text:p>207.220169</text:p>
              </table:table-cell>
              <table:table-cell office:value-type="float" office:value="1.09878540039063">
                <text:p>1.09878540039063</text:p>
              </table:table-cell>
              <table:table-cell office:value-type="float" office:value="282.54129">
                <text:p>282.54129</text:p>
              </table:table-cell>
              <table:table-cell office:value-type="float" office:value="1.54766845703125">
                <text:p>1.547668457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85.021973">
                <text:p>3885.021973</text:p>
              </table:table-cell>
              <table:table-cell office:value-type="float" office:value="1.197509765625">
                <text:p>1.197509765625</text:p>
              </table:table-cell>
              <table:table-cell office:value-type="float" office:value="2631.498535">
                <text:p>2631.498535</text:p>
              </table:table-cell>
              <table:table-cell office:value-type="float" office:value="4.40109252929688">
                <text:p>4.40109252929688</text:p>
              </table:table-cell>
              <table:table-cell office:value-type="float" office:value="3853.922119">
                <text:p>3853.922119</text:p>
              </table:table-cell>
              <table:table-cell office:value-type="float" office:value="2.8265380859375">
                <text:p>2.8265380859375</text:p>
              </table:table-cell>
              <table:table-cell office:value-type="float" office:value="208.353012">
                <text:p>208.353012</text:p>
              </table:table-cell>
              <table:table-cell office:value-type="float" office:value="1.21139526367188">
                <text:p>1.21139526367188</text:p>
              </table:table-cell>
              <table:table-cell office:value-type="float" office:value="282.526489">
                <text:p>282.526489</text:p>
              </table:table-cell>
              <table:table-cell office:value-type="float" office:value="1.62901306152344">
                <text:p>1.6290130615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91.552734">
                <text:p>8391.552734</text:p>
              </table:table-cell>
              <table:table-cell office:value-type="float" office:value="1.31741333007813">
                <text:p>1.31741333007813</text:p>
              </table:table-cell>
              <table:table-cell office:value-type="float" office:value="3223.55249">
                <text:p>3223.55249</text:p>
              </table:table-cell>
              <table:table-cell office:value-type="float" office:value="4.232666015625">
                <text:p>4.232666015625</text:p>
              </table:table-cell>
              <table:table-cell office:value-type="float" office:value="9074.619141">
                <text:p>9074.619141</text:p>
              </table:table-cell>
              <table:table-cell office:value-type="float" office:value="3.10033416748047">
                <text:p>3.10033416748047</text:p>
              </table:table-cell>
              <table:table-cell office:value-type="float" office:value="173.136322">
                <text:p>173.136322</text:p>
              </table:table-cell>
              <table:table-cell office:value-type="float" office:value="0.973243713378906">
                <text:p>0.973243713378906</text:p>
              </table:table-cell>
              <table:table-cell office:value-type="float" office:value="320.432434">
                <text:p>320.432434</text:p>
              </table:table-cell>
              <table:table-cell office:value-type="float" office:value="1.57334899902344">
                <text:p>1.57334899902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67.158203">
                <text:p>22067.158203</text:p>
              </table:table-cell>
              <table:table-cell office:value-type="float" office:value="1.30237197875977">
                <text:p>1.30237197875977</text:p>
              </table:table-cell>
              <table:table-cell office:value-type="float" office:value="9203.245117">
                <text:p>9203.245117</text:p>
              </table:table-cell>
              <table:table-cell office:value-type="float" office:value="4.37404251098633">
                <text:p>4.37404251098633</text:p>
              </table:table-cell>
              <table:table-cell office:value-type="float" office:value="5965.093262">
                <text:p>5965.093262</text:p>
              </table:table-cell>
              <table:table-cell office:value-type="float" office:value="2.30714416503906">
                <text:p>2.30714416503906</text:p>
              </table:table-cell>
              <table:table-cell office:value-type="float" office:value="236.599533">
                <text:p>236.599533</text:p>
              </table:table-cell>
              <table:table-cell office:value-type="float" office:value="1.34701156616211">
                <text:p>1.34701156616211</text:p>
              </table:table-cell>
              <table:table-cell office:value-type="float" office:value="314.855225">
                <text:p>314.855225</text:p>
              </table:table-cell>
              <table:table-cell office:value-type="float" office:value="1.60076522827148">
                <text:p>1.60076522827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